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23%"/>
    </style:style>
    <style:style style:name="T1" style:family="text">
      <style:text-properties style:font-name="courier new"/>
    </style:style>
    <style:style style:name="T2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ssignment C - Java implementation of DFA</text:h>
      <text:section text:style-name="Sect1" text:name="intro">
        <text:p text:style-name="Text_20_body"/>
        <text:section text:style-name="Sect1" text:name="Section1">
          <text:p text:style-name="Text_20_body"><text:bookmark text:name="intro"/>Develop a Java implementation of the DFA class that exactly matches this <text:a xlink:type="simple" xlink:href="http://jodypaul.com/cs/theory/DFAjava/DFA.html" text:style-name="Internet_20_link" text:visited-style-name="Visited_20_Internet_20_Link">posted API</text:a>. Note that this class <text:span text:style-name="Strong_20_Emphasis">must</text:span> reside in the <text:span text:style-name="Emphasis">unnamed</text:span> package, thus you must <text:span text:style-name="Strong_20_Emphasis">not</text:span> use a <text:span text:style-name="T1">package</text:span> statement.</text:p>
          <text:p text:style-name="P1">There is no user interface to this class. All access is via the specified <text:span text:style-name="T1">public</text:span> methods. Note in particular that <text:span text:style-name="T1">System.out</text:span>, <text:span text:style-name="T1">System.err</text:span>, and <text:span text:style-name="T1">System.in</text:span> must <text:span text:style-name="Strong_20_Emphasis">not</text:span> be directly accessed by your program. Also note that there is <text:span text:style-name="Strong_20_Emphasis">no</text:span> method with signature <text:span text:style-name="T1">public static void main</text:span>.</text:p>
          <text:p text:style-name="Text_20_body">Your implementation <text:span text:style-name="Strong_20_Emphasis">must</text:span> utilize the <text:span text:style-name="T1">State</text:span> class as defined in <text:a xlink:type="simple" xlink:href="http://jodypaul.com/cs/theory/DFAjava/State.html" text:style-name="Internet_20_link" text:visited-style-name="Visited_20_Internet_20_Link">this API</text:a>.</text:p>
          <text:p text:style-name="Text_20_body">For your convenience, I have provided Java <text:a xlink:type="simple" xlink:href="https://gouda.msudenver.edu/moodle/mod/book/view.php?id=8937" text:style-name="Internet_20_link" text:visited-style-name="Visited_20_Internet_20_Link">source code</text:a> for supporting and test classes. You should feel free to use this sample implementation of <text:a xlink:type="simple" xlink:href="https://gouda.msudenver.edu/moodle/mod/book/view.php?id=8937&amp;chapterid=89" text:style-name="Internet_20_link" text:visited-style-name="Visited_20_Internet_20_Link">State.java</text:a> while developing your DFA class. Unit test classes <text:a xlink:type="simple" xlink:href="https://gouda.msudenver.edu/moodle/mod/book/view.php?id=8937&amp;chapterid=90" text:style-name="Internet_20_link" text:visited-style-name="Visited_20_Internet_20_Link">StateTest.java</text:a> and <text:a xlink:type="simple" xlink:href="https://gouda.msudenver.edu/moodle/mod/book/view.php?id=8937&amp;chapterid=91" text:style-name="Internet_20_link" text:visited-style-name="Visited_20_Internet_20_Link">DFATest.java</text:a> utilize the <text:a xlink:type="simple" xlink:href="http://junit.org/" text:style-name="Internet_20_link" text:visited-style-name="Visited_20_Internet_20_Link">JUnit</text:a> testing framework. (For those familiar with the Java <text:span text:style-name="T2">assert</text:span> mechanism, <text:a xlink:type="simple" xlink:href="https://gouda.msudenver.edu/moodle/mod/book/view.php?id=8937&amp;chapterid=92" text:style-name="Internet_20_link" text:visited-style-name="Visited_20_Internet_20_Link">DFANonJUnitTest.java</text:a> defines a more limited test class for DFA that utilizes Java's assert rather than JUnit.) I have also provided a <text:a xlink:type="simple" xlink:href="http://jodypaul.com/cs/theory/DFAjava/" text:style-name="Internet_20_link" text:visited-style-name="Visited_20_Internet_20_Link">full set of javadocs</text:a>.</text:p>
          <text:p text:style-name="Horizontal_20_Line"/>
          <text:p text:style-name="Text_20_body">For this assignment, you must <text:span text:style-name="Emphasis"><text:span text:style-name="Strong_20_Emphasis">submit one file</text:span></text:span> named exactly <text:span text:style-name="Strong_20_Emphasis">DFA.java</text:span> containing the source code for an implementation of the DFA class.</text:p>
          <text:p text:style-name="Text_20_body">Submitted code must compile without error and exactly match the <text:a xlink:type="simple" xlink:href="http://jodypaul.com/cs/theory/DFAjava/DFA.html" text:style-name="Internet_20_link" text:visited-style-name="Visited_20_Internet_20_Link">specified public API</text:a>.</text:p>
          <text:p text:style-name="Text_20_body">Submitted code is expected to be well-documented using <text:a xlink:type="simple" xlink:href="http://www.oracle.com/technetwork/java/javase/documentation/index-jsp-135444.html" text:style-name="Internet_20_link" text:visited-style-name="Visited_20_Internet_20_Link">Javadoc</text:a> comments and tags. The class-level documentation must include @author and @version tags. The method-level documentation must use @param and @return tags as appropriate.</text:p>
          <text:p text:style-name="Text_20_body">Assessment will consider correctness and readability.</text:p>
          <text:p text:style-name="Text_20_body">You must also <text:span text:style-name="Strong_20_Emphasis">submit</text:span><text:span text:style-name="Emphasis"> "Online text"</text:span> that provides a <text:span text:style-name="Emphasis">reflection</text:span> addressing insights and learning associated with your experience working on this assignment.</text:p>
          <text:p text:style-name="Text_20_body"><text:s/></text:p>
          <text:h text:style-name="Heading_20_4" text:outline-level="4">Submission Summary</text:h>
          <text:p text:style-name="Text_20_body">Java source code file: <text:span text:style-name="Strong_20_Emphasis"><text:span text:style-name="T1">DFA.java</text:span></text:span></text:p>
          <text:p text:style-name="Text_20_body"><text:bookmark text:name="yui_3_17_2_1_1548105614180_507"/>Online text: <text:s/><text:span text:style-name="Strong_20_Emphasis">Reflection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9:30:05.087727450</meta:creation-date>
    <dc:date>2020-06-07T19:32:17.751652154</dc:date>
    <meta:editing-duration>PT2M14S</meta:editing-duration>
    <meta:editing-cycles>1</meta:editing-cycles>
    <meta:document-statistic meta:table-count="0" meta:image-count="0" meta:object-count="0" meta:page-count="1" meta:paragraph-count="14" meta:word-count="275" meta:character-count="1785" meta:non-whitespace-character-count="1521"/>
    <meta:generator>LibreOffice/6.0.7.3$Linux_X86_64 LibreOffice_project/00m0$Build-3</meta:generator>
  </office:meta>
</office:document-meta>
</file>